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1" svg:font-family="HelveticaNeueCyr" style:font-pitch="variable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paragraph-rsid="001bbf17"/>
    </style:style>
    <style:style style:name="P2" style:family="paragraph" style:parent-style-name="_5f_text">
      <style:text-properties officeooo:rsid="001746ac"/>
    </style:style>
    <style:style style:name="P3" style:family="paragraph" style:parent-style-name="_5f_text">
      <style:text-properties officeooo:rsid="001746ac" officeooo:paragraph-rsid="0027caa0"/>
    </style:style>
    <style:style style:name="P4" style:family="paragraph" style:parent-style-name="_5f_text">
      <style:text-properties officeooo:rsid="0024f912" officeooo:paragraph-rsid="0024f912"/>
    </style:style>
    <style:style style:name="P5" style:family="paragraph" style:parent-style-name="_5f_text">
      <style:text-properties officeooo:paragraph-rsid="0027caa0"/>
    </style:style>
    <style:style style:name="P6" style:family="paragraph" style:parent-style-name="_5f_text">
      <style:text-properties officeooo:rsid="0029575d" officeooo:paragraph-rsid="0029575d"/>
    </style:style>
    <style:style style:name="P7" style:family="paragraph" style:parent-style-name="_5f_text">
      <style:text-properties fo:language="ru" fo:country="RU" officeooo:rsid="0027caa0" officeooo:paragraph-rsid="0027caa0"/>
    </style:style>
    <style:style style:name="P8" style:family="paragraph" style:parent-style-name="_5f_text">
      <style:text-properties fo:language="ru" fo:country="RU" officeooo:rsid="003e02cd" officeooo:paragraph-rsid="003e02cd"/>
    </style:style>
    <style:style style:name="P9" style:family="paragraph" style:parent-style-name="_5f_text">
      <style:text-properties officeooo:paragraph-rsid="00337b2c"/>
    </style:style>
    <style:style style:name="P10" style:family="paragraph" style:parent-style-name="_5f_text">
      <style:text-properties officeooo:paragraph-rsid="00356443"/>
    </style:style>
    <style:style style:name="P11" style:family="paragraph" style:parent-style-name="_5f_text">
      <style:text-properties officeooo:paragraph-rsid="003e02cd"/>
    </style:style>
    <style:style style:name="T1" style:family="text">
      <style:text-properties officeooo:rsid="001b17eb"/>
    </style:style>
    <style:style style:name="T2" style:family="text">
      <style:text-properties fo:language="ru" fo:country="RU" officeooo:rsid="001bbf17"/>
    </style:style>
    <style:style style:name="T3" style:family="text">
      <style:text-properties fo:language="ru" fo:country="RU" officeooo:rsid="0027caa0"/>
    </style:style>
    <style:style style:name="T4" style:family="text">
      <style:text-properties fo:language="ru" fo:country="RU" officeooo:rsid="00337b2c"/>
    </style:style>
    <style:style style:name="T5" style:family="text">
      <style:text-properties fo:language="ru" fo:country="RU" officeooo:rsid="003e02cd"/>
    </style:style>
    <style:style style:name="T6" style:family="text">
      <style:text-properties fo:language="ru" fo:country="RU" officeooo:rsid="003fbfc3"/>
    </style:style>
    <style:style style:name="T7" style:family="text">
      <style:text-properties style:font-name="HelveticaNeueCyr" fo:font-size="10pt" fo:font-weight="100" officeooo:rsid="001bbf17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1bbf17" style:font-weight-asian="normal" style:font-weight-complex="normal"/>
    </style:style>
    <style:style style:name="T10" style:family="text">
      <style:text-properties officeooo:rsid="0024f912"/>
    </style:style>
    <style:style style:name="T11" style:family="text">
      <style:text-properties officeooo:rsid="001746ac"/>
    </style:style>
    <style:style style:name="T12" style:family="text">
      <style:text-properties style:font-name="Calibri Light1" fo:font-size="10pt" fo:font-weight="250" officeooo:rsid="0024f912"/>
    </style:style>
    <style:style style:name="T13" style:family="text">
      <style:text-properties style:font-name="Calibri Light1" fo:font-size="10pt" fo:font-weight="250" officeooo:rsid="0027caa0"/>
    </style:style>
    <style:style style:name="T14" style:family="text">
      <style:text-properties style:font-name="Calibri Light1" fo:font-size="10pt" fo:language="ru" fo:country="RU" fo:font-weight="250" officeooo:rsid="0027caa0"/>
    </style:style>
    <style:style style:name="T15" style:family="text">
      <style:text-properties style:font-name="Calibri Light1" fo:font-size="10pt" fo:language="ru" fo:country="RU" fo:font-weight="250" officeooo:rsid="002c8315"/>
    </style:style>
    <style:style style:name="T16" style:family="text">
      <style:text-properties style:font-name="Calibri Light1" fo:font-size="10pt" fo:language="ru" fo:country="RU" fo:font-weight="250" officeooo:rsid="002dcfde"/>
    </style:style>
    <style:style style:name="T17" style:family="text">
      <style:text-properties style:font-name="Calibri Light1" fo:font-size="10pt" fo:language="ru" fo:country="RU" fo:font-weight="250" officeooo:rsid="002dec8d"/>
    </style:style>
    <style:style style:name="T18" style:family="text">
      <style:text-properties style:font-name="Calibri Light1" fo:font-size="10pt" fo:language="ru" fo:country="RU" fo:font-weight="250" officeooo:rsid="00337b2c"/>
    </style:style>
    <style:style style:name="T19" style:family="text">
      <style:text-properties style:font-name="Calibri Light1" fo:font-size="10pt" fo:language="ru" fo:country="RU" fo:font-weight="250" officeooo:rsid="00339459"/>
    </style:style>
    <style:style style:name="T20" style:family="text">
      <style:text-properties officeooo:rsid="0027caa0"/>
    </style:style>
    <style:style style:name="T21" style:family="text">
      <style:text-properties officeooo:rsid="0028f27f"/>
    </style:style>
    <style:style style:name="T22" style:family="text">
      <style:text-properties officeooo:rsid="002e2a45"/>
    </style:style>
    <style:style style:name="T23" style:family="text">
      <style:text-properties officeooo:rsid="00337b2c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356443"/>
    </style:style>
    <style:style style:name="T26" style:family="text">
      <style:text-properties officeooo:rsid="003564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ОСОЗНАНИЕ</text:p>
      <text:p text:style-name="_5f_text">React управляет внешним видом и <text:span text:style-name="_5f_bold">взаимодействием</text:span> компонентов. Он быстрее чем php.</text:p>
      <text:p text:style-name="_5f_text">Необходимо подготовить <text:span text:style-name="T1">проект. </text:span><text:span text:style-name="T2">Нет смысла изобретать велосипед.</text:span></text:p>
      <text:p text:style-name="_5f_text">Чтобы работать с базами данных необходим … Ну к примеру express, хотя пока не уверен.</text:p>
      <text:p text:style-name="_5f_heading_5f_2">Подготовка проекта</text:p>
      <text:p text:style-name="P1"><text:span text:style-name="T7">Устанавливаем </text:span><text:span text:style-name="_5f_bold"><text:span text:style-name="T9">create-react-app</text:span></text:span><text:span text:style-name="T7">.</text:span> Благодаря <text:span text:style-name="_5f_bold"><text:span text:style-name="T8">create-react-app</text:span></text:span> программист получает в своё распоряжение множество нужных инструментов, что избавляет его от необходимости самостоятельно их подбирать.</text:p>
      <text:p text:style-name="_5f_text">Для того чтобы глобально установить <text:span text:style-name="_5f_bold">create-react-app</text:span>, воспользуйтесь такой командой:</text:p>
      <text:p text:style-name="_5f_code">npm i -g create-react-app</text:p>
      <text:p text:style-name="_5f_text">Затем, для создания шаблона приложения, выполните такую команду:</text:p>
      <text:p text:style-name="_5f_code">create-react-app react-intro</text:p>
      <text:p text:style-name="_5f_text">На этом предварительная подготовка закончена. Для запуска приложения выполните следующие команды:</text:p>
      <text:p text:style-name="_5f_code">cd react-intro</text:p>
      <text:p text:style-name="_5f_code">npm start</text:p>
      <text:p text:style-name="_5f_text">Тут мы переходим в папку проекта и запускаем сервер разработки, который позволяет открыть новое React приложение, перейдя в браузере по адресу http://localhost:3000/.</text:p>
      <text:p text:style-name="_5f_code">Это код</text:p>
      <text:p text:style-name="P2">React.js: понятное руководство для начинающих <text:a xlink:type="simple" xlink:href="https://habr.com/ru/company/ruvds/blog/428077/" text:style-name="Internet_20_link" text:visited-style-name="Visited_20_Internet_20_Link">https://habr.com/ru/company/ruvds/blog/428077/</text:a></text:p>
      <text:p text:style-name="P2"/>
      <text:p text:style-name="_5f_heading_5f_2">Структура проекта</text:p>
      <text:p text:style-name="_5f_text"><text:span text:style-name="T12">Код сливается в файл </text:span><text:span text:style-name="T11"><text:s/>public/index.html </text:span><text:span text:style-name="T10">в тэг &lt;div id="root"&gt;&lt;/div&gt;.</text:span></text:p>
      <text:p text:style-name="P4"><text:span text:style-name="T21">Э</text:span>тот файл выполняет развёртывание React-приложения: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_5f_text">Эта <text:span text:style-name="T13">конструкция</text:span> сообщает <text:span text:style-name="_5f_bold">React</text:span> о том, что нужно взять компонент <text:span text:style-name="_5f_bold">App</text:span> (совсем скоро мы о нём поговорим) и поместить его в <text:span text:style-name="_5f_bold">div-элемент root</text:span>, который был определён в только что рассмотренном нами файле <text:span text:style-name="_5f_bold">index.html.</text:span></text:p>
      <text:p text:style-name="_5f_code">&lt;React.StrictMode&gt; … &lt;/React.StrictMode&gt;</text:p>
      <text:p text:style-name="P7">Включает строгий режим проверки синтаксиса.</text:p>
      <text:p text:style-name="_5f_code">import React from 'react'; </text:p>
      <text:p text:style-name="P5"><text:span text:style-name="T3">Подключает </text:span><text:span text:style-name="T14">библиотеку </text:span><text:span text:style-name="_5f_bold"><text:span text:style-name="T20">JSX</text:span></text:span><text:span text:style-name="T14">. </text:span><text:span text:style-name="T15">Переход на тему сборки программы </text:span><text:span text:style-name="T17">файл bundle.odt в этом же каталоге </text:span><text:span text:style-name="T16">.</text:span></text:p>
      <text:p text:style-name="P6">Программа пишется в файл src/App.js</text:p>
      <text:p text:style-name="P6">Каждый элемент создается либо с помощью класса или функции. Функция предпочтительнее. Что примечательно, что в <text:span text:style-name="T22">последней</text:span> генерации я вижу что вместо класса используется функция.</text:p>
      <text:p text:style-name="_5f_heading_5f_2">Рекомендация №1: не нужно везде использовать классы компонентов</text:p>
      <text:p text:style-name="P3">Компоненты в React можно создавать, применяя два подхода. Первый заключается в использовании классов компонентов (Class Component), второй — в использовании функциональных компонентов (Functional Component). Как вы, возможно, заметили, в вышеприведённом примере используются классы. К сожалению, <text:soft-page-break/>большинство руководств по React для начинающих предлагают использовать именно их.</text:p>
      <text:p text:style-name="P3">Что плохого в описании компонентов с использованием механизма классов? Дело в том, что такие компоненты тяжело тестировать и они имеют свойство чрезмерно разрастаться. Эти компоненты подвержены проблеме некачественного разделения ответственности, смешиванию логики и визуального представления (а это усложняет отладку и тестирование приложений). В целом, использование классов компонентов ведёт к тому, что программист, фигурально выражаясь, «стреляет себе в ногу». Поэтому, особенно если речь идёт о начинающих программистах, я порекомендовал бы им совсем не пользоваться классами компонентов.</text:p>
      <text:p text:style-name="P3">Итак, мы выяснили, что применение классов для описания компонентов — это не лучшая идея. Какие же у нас есть альтернативы? Ответом на этот вопрос являются функциональные компоненты. Если в компоненте, созданном с использованием класса, нет ничего кроме метода render, то он является отличным претендентом на переработку его в функциональный компонент. Вооружившись этой идеей, подумаем о том, как улучшить компонент App, созданный средством create-react-app: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...</text:p>
      <text:p text:style-name="_5f_code"/>
      <text:p text:style-name="_5f_code"><text:s text:c="4"/>&lt;/div&gt;</text:p>
      <text:p text:style-name="_5f_code"><text:s text:c="2"/>);</text:p>
      <text:p text:style-name="_5f_code">}</text:p>
      <text:p text:style-name="_5f_code"/>
      <text:p text:style-name="_5f_code">export default App;</text:p>
      <text:p text:style-name="P3">Видите, что мы тут сделали? А именно, мы убрали класс и заменили метод render конструкцией вида function App() {...}. Если же тут воспользоваться синтаксисом стрелочных функций ES6, то наш код будет выглядеть ещё лучше:</text:p>
      <text:p text:style-name="_5f_code">const App = () =&gt; (</text:p>
      <text:p text:style-name="_5f_code"><text:s text:c="2"/>&lt;div className="App"&gt;</text:p>
      <text:p text:style-name="_5f_code"><text:s text:c="4"/>...</text:p>
      <text:p text:style-name="_5f_code"/>
      <text:p text:style-name="_5f_code"><text:s text:c="2"/>&lt;/div&gt;</text:p>
      <text:p text:style-name="_5f_code">);</text:p>
      <text:p text:style-name="_5f_code">export default App;</text:p>
      <text:p text:style-name="P3">Мы превратили класс в функцию, возвращающую разметку, которую надо вывести на страницу.</text:p>
      <text:p text:style-name="_5f_heading_5f_2">Знакомство со свойствами</text:p>
      <text:p text:style-name="P3">Свойства (<text:span text:style-name="_5f_bold">props</text:span>) — это одна из центральных концепций <text:span text:style-name="_5f_bold">React</text:span>. Что такое «свойства»? Для того чтобы это понять, вспомните о параметрах, которые передают функциям. В сущности, свойства — это и есть параметры, которые передаются компонентам. Рассмотрим следующий код:</text:p>
      <text:p text:style-name="_5f_code">const Greetings = (props) =&gt; &lt;div&gt;Hey you! {props.firstName} {props.lastName}!&lt;/div&gt;;</text:p>
      <text:p text:style-name="_5f_code"/>
      <text:p text:style-name="_5f_code">const App = () =&gt; (</text:p>
      <text:p text:style-name="_5f_code"><text:s text:c="2"/>&lt;div&gt;</text:p>
      <text:p text:style-name="_5f_code"><text:s text:c="4"/>&lt;Greetings firstName="John" lastName="Smith" /&gt;</text:p>
      <text:p text:style-name="_5f_code"><text:s text:c="2"/>&lt;/div&gt;</text:p>
      <text:p text:style-name="_5f_code">);</text:p>
      <text:p text:style-name="P3">Тут мы создали компонент Greetings и воспользовались им для того, чтобы поприветствовать человека, которого зовут <text:span text:style-name="_5f_bold">John</text:span> <text:span text:style-name="_5f_bold">Smith</text:span>, из компонента <text:span text:style-name="_5f_bold">App</text:span>. Весь этот код приведёт к формированию следующей <text:span text:style-name="_5f_bold">HTML-разметки</text:span>:</text:p>
      <text:p text:style-name="_5f_code">&lt;div&gt;</text:p>
      <text:p text:style-name="_5f_code"><text:s text:c="3"/>&lt;div&gt;Hey you! John Smith!&lt;/div&gt;</text:p>
      <text:p text:style-name="_5f_code">&lt;/div&gt;</text:p>
      <text:p text:style-name="P3">Фигурные скобки в выражениях вроде {props.name} используются для выделения JavaScript-кода. Компоненту Greetings передаются, в виде параметров, свойства firstName и lastName. Мы работаем с ними, обращаясь к свойствам объекта props.</text:p>
      <text:p text:style-name="P3">Обратите внимание на то, что компоненту передаётся единственный объект <text:span text:style-name="_5f_bold">props</text:span>, а не два значения, представляющие свойства firstName и lastName.</text:p>
      <text:p text:style-name="P9"><text:soft-page-break/><text:span text:style-name="T23">Объект </text:span><text:span text:style-name="_5f_bold"><text:span text:style-name="T11">props</text:span></text:span><text:span text:style-name="T23"> <text:s/>содержит список всех параметров функции. </text:span></text:p>
      <text:p text:style-name="_5f_code"><text:span text:style-name="T24">const props = { </text:span>firstName: "John", lastName: "Smith" <text:span text:style-name="T24">};</text:span></text:p>
      <text:p text:style-name="P9"><text:span text:style-name="T19">Параметры</text:span><text:span text:style-name="T4"> </text:span><text:span text:style-name="T18">формируются в момент вызова функции.</text:span><text:span text:style-name="T4"> </text:span></text:p>
      <text:p text:style-name="P3">Код можно упростить, воспользовавшись возможностями ES6 по деструктурированию объектов:</text:p>
      <text:p text:style-name="_5f_code">const Greetings = ({ firstName, lastName }) =&gt; &lt;div&gt;Hey you! {firstName} {lastName}!&lt;/div&gt;;</text:p>
      <text:p text:style-name="P3">Как видите, тут конструкция (props) была заменена на ({ firstName, lastName }). Этой заменой мы сообщаем системе о том, что нас интересуют лишь два свойства объекта props. И это, в свою очередь, позволяет нам напрямую обращаться к значениям firstName и lastName, не указывая в явном виде свойства объекта наподобие props.firstName.</text:p>
      <text:p text:style-name="P3">Что если для решения такой же задачи мы, вместо функциональных компонентов, использовали бы компоненты, основанные на классах? В таком случае код компонента Greetings выглядел бы так:</text:p>
      <text:p text:style-name="_5f_code">class Greetings extends React.Component {</text:p>
      <text:p text:style-name="_5f_code"><text:s text:c="2"/>render() {</text:p>
      <text:p text:style-name="_5f_code"><text:s text:c="4"/>return (</text:p>
      <text:p text:style-name="_5f_code"><text:s text:c="6"/>&lt;div&gt;Hey you! {this.props.firstName} {this.props.lastName}!&lt;/div&gt;</text:p>
      <text:p text:style-name="_5f_code"><text:s text:c="4"/>);</text:p>
      <text:p text:style-name="_5f_code"><text:s text:c="2"/>}</text:p>
      <text:p text:style-name="_5f_code">}</text:p>
      <text:p text:style-name="P3">Не знаю, какие ощущения подобный код вызывает у вас, но мне он кажется перегруженным вспомогательными механизмами. Здесь, в частности, для доступа к свойствам, необходимо пользоваться конструкциями вида this.props.</text:p>
      <text:p text:style-name="_5f_heading_5f_2">Принцип единственной ответственности</text:p>
      <text:p text:style-name="P2">Принцип единственной ответственности (Single Responsibility Principle, SRP) — это один из важнейших принципов программирования, которого следует придерживаться. Он говорит нам о том, что модуль должен решать только одну задачу и должен делать это качественно. Если разрабатывать проект, не следуя только одному этому принципу, код такого проекта может превратиться в кошмарную конструкцию, которую невозможно поддерживать.</text:p>
      <text:p text:style-name="P2"/>
      <text:p text:style-name="P2">Как можно нарушить принцип единственной ответственности? Чаще всего это происходит тогда, когда несвязанные друг с другом механизмы размещают в одних и тех же файлах. В этом материале мы часто будем обращаться к данному принципу.</text:p>
      <text:p text:style-name="P2"/>
      <text:p text:style-name="P2">Новички обычно размещают в одном файле множество компонентов. Например, у нас код компонентов Greetings и App находится в одном файле. На практике так поступать не следует, так как это нарушает SRP.</text:p>
      <text:p text:style-name="P2"/>
      <text:p text:style-name="P2">Даже очень маленькие компоненты (вроде нашего компонента Greetings) нужно размещать в отдельных файлах.</text:p>
      <text:p text:style-name="P2"/>
      <text:p text:style-name="P2">Поместим код компонента Greetings в отдельный файл:</text:p>
      <text:p text:style-name="_5f_code">import React from "react";</text:p>
      <text:p text:style-name="_5f_code"/>
      <text:p text:style-name="_5f_code">const Greetings = ({ firstName, lastName }) =&gt; (</text:p>
      <text:p text:style-name="_5f_code"><text:s text:c="4"/>&lt;div&gt;</text:p>
      <text:p text:style-name="_5f_code"><text:s text:c="8"/>Hey you! {firstName} {lastName}!</text:p>
      <text:p text:style-name="_5f_code"><text:s text:c="4"/>&lt;/div&gt;</text:p>
      <text:p text:style-name="_5f_code">);</text:p>
      <text:p text:style-name="_5f_code">export default Greetings;</text:p>
      <text:p text:style-name="P2"/>
      <text:p text:style-name="P2">Затем воспользуемся этим компонентом в компоненте App:</text:p>
      <text:p text:style-name="P2"/>
      <text:p text:style-name="_5f_code">import Greetings from "./Greetings";</text:p>
      <text:p text:style-name="_5f_code">const App = () =&gt; (</text:p>
      <text:p text:style-name="_5f_code"><text:s text:c="2"/>...</text:p>
      <text:p text:style-name="_5f_code"><text:soft-page-break/></text:p>
      <text:p text:style-name="_5f_code">);</text:p>
      <text:p text:style-name="P2">Обратите внимание на то, что имя файла должно совпадать с именем компонента. То есть, код компонента App должен размещаться в файле App.js, код компонента Greetings — в файле Greetings.js, и так далее.</text:p>
      <text:p text:style-name="P10"><text:span text:style-name="T26">Если не так, то смотри в файле </text:span><text:span text:style-name="T25">bandle.odt.</text:span></text:p>
      <text:p text:style-name="_5f_heading_5f_2">Знакомство с состоянием приложения</text:p>
      <text:p text:style-name="P11"><text:span text:style-name="T6">Будем использовать с</text:span><text:span text:style-name="T5">остояние через хук. </text:span><text:span text:style-name="T6">Это в отдельном документе.</text:span></text:p>
      <text:p text:style-name="P8"/>
      <text:p text:style-name="_5f_text"/>
      <text:p text:style-name="_5f_text">Проверка данных, введённых в форму</text:p>
      <text:p text:style-name="_5f_text"/>
      <text:p text:style-name="_5f_heading_5f_2">Рекомендация №2: избегайте использования стилей внутри компонентов</text:p>
      <text:p text:style-name="_5f_text">Тут мы снова сталкиваемся с примером того, чего лучше не делать, разрабатывая React-приложения. Проблема, о которой идёт речь, то есть — размещение стилей в методе render, к сожалению, распространена чрезвычайно сильно. Почему это плохо? Дело в том, что это нарушает принцип единственной ответственности. Кроме того, стили загромождают код компонентов, что значительно ухудшает читабельность программы.</text:p>
      <text:p text:style-name="_5f_text"/>
      <text:p text:style-name="_5f_text">Как этого избежать? На самом деле, довольно просто. Достаточно создать специальный объект style, который и будет содержать стили. Рекомендуется размещать стили в отдельном файле. Например, вот код подобного файла с именем style.js:</text:p>
      <text:p text:style-name="_5f_code">// style.js:</text:p>
      <text:p text:style-name="_5f_code">const style = {</text:p>
      <text:p text:style-name="_5f_code"><text:s text:c="4"/>form: {</text:p>
      <text:p text:style-name="_5f_code"><text:s text:c="8"/>margin: 50,</text:p>
      <text:p text:style-name="_5f_code"><text:s text:c="8"/>padding: 10,</text:p>
      <text:p text:style-name="_5f_code"><text:s text:c="8"/>width: 300,</text:p>
      <text:p text:style-name="_5f_code"><text:s text:c="8"/>border: "1px solid black",</text:p>
      <text:p text:style-name="_5f_code"><text:s text:c="8"/>backgroundColor: "black",</text:p>
      <text:p text:style-name="_5f_code"><text:s text:c="8"/>color: "white"</text:p>
      <text:p text:style-name="_5f_code"><text:s text:c="4"/>},</text:p>
      <text:p text:style-name="_5f_code"><text:s text:c="4"/>inputGroup: {</text:p>
      <text:p text:style-name="_5f_code"><text:s text:c="8"/>marginBottom: 10</text:p>
      <text:p text:style-name="_5f_code"><text:s text:c="4"/>},</text:p>
      <text:p text:style-name="_5f_code"><text:s text:c="4"/>input: {</text:p>
      <text:p text:style-name="_5f_code"><text:s text:c="8"/>backgroundColor: "#EFEFFF",</text:p>
      <text:p text:style-name="_5f_code"><text:s text:c="8"/>marginLeft: 10</text:p>
      <text:p text:style-name="_5f_code"><text:s text:c="4"/>},</text:p>
      <text:p text:style-name="_5f_code"><text:s text:c="4"/>error: {</text:p>
      <text:p text:style-name="_5f_code"><text:s text:c="8"/>color: "red",</text:p>
      <text:p text:style-name="_5f_code"><text:s text:c="8"/>margin: 5</text:p>
      <text:p text:style-name="_5f_code"><text:s text:c="4"/>}</text:p>
      <text:p text:style-name="_5f_code">};</text:p>
      <text:p text:style-name="_5f_code"/>
      <text:p text:style-name="_5f_code">export default style;</text:p>
      <text:p text:style-name="_5f_text">После того, как этот файл создан, подключим его в компоненте SimpleComponent:</text:p>
      <text:p text:style-name="_5f_code">import style from './style';</text:p>
      <text:p text:style-name="_5f_code"/>
      <text:p text:style-name="_5f_code">class SimpleForm extends React.Component {</text:p>
      <text:p text:style-name="_5f_code"><text:s text:c="4"/>...</text:p>
      <text:p text:style-name="_5f_code"/>
      <text:p text:style-name="_5f_code"><text:s text:c="4"/></text:p>
      <text:p text:style-name="_5f_code"><text:s text:c="6"/>render() {</text:p>
      <text:p text:style-name="_5f_code"><text:s text:c="8"/>const { firstNameError, firstName } = this.state;</text:p>
      <text:p text:style-name="_5f_code"><text:s text:c="4"/></text:p>
      <text:p text:style-name="_5f_code"><text:s text:c="8"/>return (</text:p>
      <text:p text:style-name="_5f_code"><text:s text:c="10"/>&lt;div style={style.form}&gt;</text:p>
      <text:p text:style-name="_5f_code"><text:soft-page-break/><text:s text:c="12"/>&lt;div style={style.inputGroup}&gt;</text:p>
      <text:p text:style-name="_5f_code"><text:s text:c="14"/>&lt;label&gt;</text:p>
      <text:p text:style-name="_5f_code"><text:s text:c="16"/>First name:</text:p>
      <text:p text:style-name="_5f_code"><text:s text:c="16"/>&lt;input</text:p>
      <text:p text:style-name="_5f_code"><text:s text:c="18"/>style={style.input}</text:p>
      <text:p text:style-name="_5f_code"><text:s text:c="18"/>type="text"</text:p>
      <text:p text:style-name="_5f_code"><text:s text:c="18"/>name="firstName"</text:p>
      <text:p text:style-name="_5f_code"><text:s text:c="18"/>onChange={this.onFirstNameChange}</text:p>
      <text:p text:style-name="_5f_code"><text:s text:c="18"/>onBlur={this.onFirstNameBlur}</text:p>
      <text:p text:style-name="_5f_code"><text:s text:c="16"/>/&gt;</text:p>
      <text:p text:style-name="_5f_code"><text:s text:c="16"/>{firstNameError &amp;&amp; (</text:p>
      <text:p text:style-name="_5f_code"><text:s text:c="18"/>&lt;div style={style.error}&gt;{firstNameError}&lt;/div&gt;</text:p>
      <text:p text:style-name="_5f_code"><text:s text:c="16"/>)}</text:p>
      <text:p text:style-name="_5f_code"><text:s text:c="14"/>&lt;/label&gt;</text:p>
      <text:p text:style-name="_5f_code"><text:s text:c="12"/>&lt;/div&gt;</text:p>
      <text:p text:style-name="_5f_code"><text:s text:c="4"/></text:p>
      <text:p text:style-name="_5f_code"><text:s text:c="12"/>&lt;Greetings firstName={firstName} /&gt;</text:p>
      <text:p text:style-name="_5f_code"><text:s text:c="10"/>&lt;/div&gt;</text:p>
      <text:p text:style-name="_5f_code"><text:s text:c="8"/>);</text:p>
      <text:p text:style-name="_5f_code"><text:s text:c="6"/>}</text:p>
      <text:p text:style-name="_5f_code"><text:s text:c="2"/>}</text:p>
      <text:p text:style-name="_5f_code"><text:s text:c="2"/>export default SimpleForm;</text:p>
      <text:p text:style-name="_5f_text"/>
      <text:p text:style-name="_5f_text">Этот код выглядит куда чище, чем его предыдущий вариант. Поэтому примите себе за правило размещать стили в отдельных файла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HelveticaNeueCyr1" svg:font-family="HelveticaNeueCyr" style:font-pitch="variable"/>
    <style:font-face style:name="HelveticaNeueCyr" svg:font-family="HelveticaNeueCyr" style:font-adornments="Тонкий" style:font-pitch="variable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Roboto Slab" svg:font-family="'Roboto Slab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_5f_LOOK" style:display-name="_LOOK" style:family="text" style:parent-style-name="_5f_ROOT">
      <style:text-properties fo:color="#000000" loext:opacity="100%" style:font-name="Roboto" fo:font-family="Roboto" style:font-family-generic="roman" style:font-pitch="variable" fo:font-size="11pt" fo:font-style="normal" style:text-underline-style="none" fo:font-weight="bold" style:font-name-asian="Roboto1" style:font-family-asian="Roboto" style:font-family-generic-asian="system" style:font-pitch-asian="variable" style:font-size-asian="11pt" style:font-style-asian="normal" style:font-weight-asian="bold" style:font-name-complex="Roboto1" style:font-family-complex="Roboto" style:font-family-generic-complex="system" style:font-pitch-complex="variable"/>
    </style:style>
    <style:style style:name="_5f_EMPHASIS" style:display-name="_EMPHASIS" style:family="text">
      <style:text-properties fo:color="#000000" loext:opacity="100%" style:font-name="Calibri" fo:font-family="Calibri" style:font-family-generic="roman" style:font-pitch="variable" fo:font-size="11pt" fo:letter-spacing="normal" fo:font-style="normal" style:text-underline-style="none" fo:font-weight="bold" fo:background-color="#deeaf6" style:font-size-asian="11pt" style:font-style-asian="normal" style:font-weight-asian="bold" style:font-name-complex="Roboto Slab" style:font-family-complex="'Roboto Slab'" style:font-family-generic-complex="system" style:font-pitch-complex="variable" style:text-scale="100%" loext:padding="0cm" loext:border="none" loext:shadow="non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4T21:00:05.353000000</dc:date>
    <meta:editing-duration>PT5H3M57S</meta:editing-duration>
    <meta:editing-cycles>31</meta:editing-cycles>
    <meta:generator>LibreOffice/7.0.1.2$Windows_X86_64 LibreOffice_project/7cbcfc562f6eb6708b5ff7d7397325de9e764452</meta:generator>
    <meta:document-statistic meta:table-count="0" meta:image-count="0" meta:object-count="0" meta:page-count="5" meta:paragraph-count="163" meta:word-count="1265" meta:character-count="9957" meta:non-whitespace-character-count="8309"/>
  </office:meta>
</office:document-meta>
</file>